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11.636cm" svg:y="1.002cm">
            <draw:object draw:notify-on-update-of-ranges="Feuille1.C6:Feuille1.C20 Feuille1.D6:Feuille1.D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Equipe 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sition </text:p>
          </table:table-cell>
          <table:table-cell office:value-type="string" calcext:value-type="string">
            <text:p>Gain de fin de saison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ris SG</text:p>
          </table:table-cell>
          <table:table-cell office:value-type="float" office:value="2161000" calcext:value-type="float">
            <text:p>2161000</text:p>
          </table:table-cell>
          <table:table-cell office:value-type="float" office:value="1" calcext:value-type="float">
            <text:p>1</text:p>
          </table:table-cell>
          <table:table-cell office:value-type="float" office:value="-16.34" calcext:value-type="float">
            <text:p>-16,34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onac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5.93" calcext:value-type="float">
            <text:p>-25,93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ontpellier </text:p>
          </table:table-cell>
          <table:table-cell office:value-type="float" office:value="277639" calcext:value-type="float">
            <text:p>277639</text:p>
          </table:table-cell>
          <table:table-cell office:value-type="float" office:value="7" calcext:value-type="float">
            <text:p>7</text:p>
          </table:table-cell>
          <table:table-cell office:value-type="float" office:value="23.65" calcext:value-type="float">
            <text:p>23,65</text:p>
          </table:table-cell>
          <table:table-cell/>
        </table:table-row>
        <table:table-row table:style-name="ro1">
          <table:table-cell office:value-type="string" calcext:value-type="string">
            <text:p>Nic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.71" calcext:value-type="float">
            <text:p>30,71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trasbourg</text:p>
          </table:table-cell>
          <table:table-cell office:value-type="float" office:value="277270" calcext:value-type="float">
            <text:p>277270</text:p>
          </table:table-cell>
          <table:table-cell office:value-type="float" office:value="11" calcext:value-type="float">
            <text:p>11</text:p>
          </table:table-cell>
          <table:table-cell office:value-type="float" office:value="12.52" calcext:value-type="float">
            <text:p>12,52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Bordeaux </text:p>
          </table:table-cell>
          <table:table-cell office:value-type="float" office:value="249712" calcext:value-type="float">
            <text:p>249712</text:p>
          </table:table-cell>
          <table:table-cell office:value-type="float" office:value="15" calcext:value-type="float">
            <text:p>15</text:p>
          </table:table-cell>
          <table:table-cell office:value-type="float" office:value="2.28" calcext:value-type="float">
            <text:p>2,28</text:p>
          </table:table-cell>
          <table:table-cell/>
        </table:table-row>
        <table:table-row table:style-name="ro1">
          <table:table-cell table:number-columns-repeated="3"/>
          <table:table-cell table:formula="of:=SUM([.D6:.D20])" office:value-type="float" office:value="26.89" calcext:value-type="float">
            <text:p>26,89</text:p>
          </table:table-cell>
          <table:table-cell/>
        </table:table-row>
        <table:table-row table:style-name="ro1" table:number-rows-repeated="25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elatif =</text:p>
          </table:table-cell>
          <table:table-cell office:value-type="string" calcext:value-type="string">
            <text:p>Max = </text:p>
          </table:table-cell>
        </table:table-row>
        <table:table-row table:style-name="ro1">
          <table:table-cell table:number-columns-repeated="4"/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968253968253968" calcext:value-type="float">
            <text:p>0,96825396825396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33015873015873" calcext:value-type="float">
            <text:p>0,3301587301587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746031746031746" calcext:value-type="float">
            <text:p>0,746031746031746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596825396825397" calcext:value-type="float">
            <text:p>0,59682539682539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044444444444445" calcext:value-type="float">
            <text:p>0,04444444444444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171428571428571" calcext:value-type="float">
            <text:p>0,17142857142857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288888888888889" calcext:value-type="float">
            <text:p>0,28888888888888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479365079365079" calcext:value-type="float">
            <text:p>0,47936507936507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266666666666667" calcext:value-type="float">
            <text:p>0,26666666666666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638095238095238" calcext:value-type="float">
            <text:p>0,63809523809523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377777777777778" calcext:value-type="float">
            <text:p>0,37777777777777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736507936507937" calcext:value-type="float">
            <text:p>0,73650793650793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628571428571429" calcext:value-type="float">
            <text:p>0,62857142857142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441269841269841" calcext:value-type="float">
            <text:p>0,44126984126984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187301587301587" calcext:value-type="float">
            <text:p>0,18730158730158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095238095238095" calcext:value-type="float">
            <text:p>0,09523809523809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384126984126984" calcext:value-type="float">
            <text:p>0,38412698412698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006349206349206" calcext:value-type="float">
            <text:p>0,006349206349206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314285714285714" calcext:value-type="float">
            <text:p>0,31428571428571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666666666666667" calcext:value-type="float">
            <text:p>0,66666666666666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225396825396825" calcext:value-type="float">
            <text:p>0,22539682539682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149206349206349" calcext:value-type="float">
            <text:p>0,14920634920634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025396825396825" calcext:value-type="float">
            <text:p>0,02539682539682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263492063492063" calcext:value-type="float">
            <text:p>0,26349206349206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355555555555556" calcext:value-type="float">
            <text:p>0,355555555555556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40952380952381" calcext:value-type="float">
            <text:p>0,4095238095238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834920634920635" calcext:value-type="float">
            <text:p>0,8349206349206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180952380952381" calcext:value-type="float">
            <text:p>0,18095238095238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476190476190476" calcext:value-type="float">
            <text:p>0,476190476190476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114285714285714" calcext:value-type="float">
            <text:p>0,11428571428571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050793650793651" calcext:value-type="float">
            <text:p>0,05079365079365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698412698412698" calcext:value-type="float">
            <text:p>0,69841269841269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542857142857143" calcext:value-type="float">
            <text:p>0,54285714285714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022222222222222" calcext:value-type="float">
            <text:p>0,02222222222222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117460317460317" calcext:value-type="float">
            <text:p>0,11746031746031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006349206349206" calcext:value-type="float">
            <text:p>0,006349206349206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393650793650794" calcext:value-type="float">
            <text:p>0,39365079365079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533333333333333" calcext:value-type="float">
            <text:p>0,533333333333333</text:p>
          </table:table-cell>
          <table:table-cell office:value-type="float" office:value="315" calcext:value-type="float">
            <text:p>3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 style:data-style-name="N2" text:time-value="21:58:21.7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9T11:52:48.122000000</meta:creation-date>
    <dc:date>2021-07-30T22:03:25.916000000</dc:date>
    <meta:editing-duration>PT2H25M12S</meta:editing-duration>
    <meta:editing-cycles>4</meta:editing-cycles>
    <meta:generator>LibreOffice/7.0.3.1$Windows_X86_64 LibreOffice_project/d7547858d014d4cf69878db179d326fc3483e082</meta:generator>
    <meta:document-statistic meta:table-count="1" meta:cell-count="108" meta:object-count="1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05cm" svg:y="4.205cm" style:legend-expansion="high" chart:style-name="ch2"/>
        <chart:plot-area chart:style-name="ch3" table:cell-range-address="Feuille1.C6:Feuille1.D20" chart:data-source-has-labels="column" svg:x="0.32cm" svg:y="0.18cm" svg:width="12.965cm" svg:height="8.64cm">
          <chart:coordinate-region svg:x="1.083cm" svg:y="0.375cm" svg:width="12.007cm" svg:height="8.25cm"/>
          <chart:axis chart:dimension="x" chart:name="primary-x" chart:style-name="ch4" chartooo:axis-type="auto">
            <chartooo:date-scale/>
            <chart:categories table:cell-range-address="Feuille1.C6:Feuille1.C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D6:Feuille1.D20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C6:Feuille1.C20</svg:desc>
                </draw:g>
              </table:table-cell>
              <table:table-cell office:value-type="float" office:value="-16.34">
                <text:p>-16.34</text:p>
                <draw:g>
                  <svg:desc>Feuille1.D6:Feuille1.D2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25.93">
                <text:p>-25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.65">
                <text:p>23.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28">
                <text:p>2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